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officeooo:rsid="00092d2f" officeooo:paragraph-rsid="0028d37a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29118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7a1" officeooo:paragraph-rsid="0029118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style:writing-mode="lr-tb"/>
      <style:text-properties officeooo:paragraph-rsid="0015e23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2015e3" officeooo:paragraph-rsid="002015e3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146cm"/>
        </style:tab-stops>
      </style:paragraph-properties>
      <style:text-properties fo:color="#2a6099" loext:opacity="100%" fo:font-weight="bold" officeooo:rsid="00116b0a" officeooo:paragraph-rsid="002015e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2015e3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015e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1327a1" officeooo:paragraph-rsid="0028d37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fo:font-weight="normal" officeooo:paragraph-rsid="0028d37a" style:font-weight-asian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color="#ff0000" loext:opacity="100%" fo:font-weight="normal" officeooo:paragraph-rsid="0015e23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015e3" fo:background-color="#ffff0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e97f6" fo:background-color="#ffff0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015e3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800080" loext:opacity="100%" fo:font-weight="bold" officeooo:rsid="0022dcb9" officeooo:paragraph-rsid="0022dcb9" fo:background-color="#ffff0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1ea3df" officeooo:paragraph-rsid="001ea3df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20e2fd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20e2fd" officeooo:paragraph-rsid="00272916"/>
    </style:style>
    <style:style style:name="P22" style:family="paragraph" style:parent-style-name="Standard">
      <style:paragraph-properties fo:text-align="justify" style:justify-single-word="false" style:writing-mode="lr-tb"/>
      <style:text-properties style:text-underline-style="none" fo:font-weight="bold" officeooo:rsid="0026b439" officeooo:paragraph-rsid="0028d37a" fo:background-color="#ffff00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d42f" officeooo:paragraph-rsid="0028d37a" fo:background-color="#ffff00" style:font-weight-asian="bold" style:font-weight-complex="bold"/>
    </style:style>
    <style:style style:name="P24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28d37a"/>
    </style:style>
    <style:style style:name="P25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29118b"/>
    </style:style>
    <style:style style:name="P26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7" style:family="paragraph" style:parent-style-name="Standard" style:list-style-name="WWNum1">
      <style:paragraph-properties fo:text-align="start" style:justify-single-word="false" style:writing-mode="lr-tb"/>
      <style:text-properties officeooo:paragraph-rsid="00248a77"/>
    </style:style>
    <style:style style:name="P28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48a77" style:font-weight-asian="bold" style:font-weight-complex="bold"/>
    </style:style>
    <style:style style:name="P29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48a77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3cee" officeooo:paragraph-rsid="002015e3" fo:background-color="#ffff00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ff0000" loext:opacity="100%" style:text-underline-style="none" fo:font-weight="bold" officeooo:rsid="00293c45" officeooo:paragraph-rsid="00295827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fdfd" style:font-weight-asian="bold" style:font-weight-complex="bold"/>
    </style:style>
    <style:style style:name="T3" style:family="text">
      <style:text-properties fo:font-weight="bold" officeooo:rsid="00248a77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5e23d" fo:background-color="#ffff00" loext:char-shading-value="0"/>
    </style:style>
    <style:style style:name="T9" style:family="text">
      <style:text-properties officeooo:rsid="0023630b" fo:background-color="#ffff00" loext:char-shading-value="0"/>
    </style:style>
    <style:style style:name="T10" style:family="text">
      <style:text-properties officeooo:rsid="00248a77" fo:background-color="#ffff00" loext:char-shading-value="0"/>
    </style:style>
    <style:style style:name="T11" style:family="text">
      <style:text-properties officeooo:rsid="00272916" fo:background-color="#ffff00" loext:char-shading-value="0"/>
    </style:style>
    <style:style style:name="T12" style:family="text">
      <style:text-properties officeooo:rsid="00167b7d"/>
    </style:style>
    <style:style style:name="T13" style:family="text">
      <style:text-properties officeooo:rsid="002015e3"/>
    </style:style>
    <style:style style:name="T14" style:family="text">
      <style:text-properties officeooo:rsid="0022dcb9"/>
    </style:style>
    <style:style style:name="T15" style:family="text">
      <style:text-properties officeooo:rsid="0015e23d"/>
    </style:style>
    <style:style style:name="T16" style:family="text">
      <style:text-properties officeooo:rsid="00248a77"/>
    </style:style>
    <style:style style:name="T17" style:family="text">
      <style:text-properties officeooo:rsid="00272916"/>
    </style:style>
    <style:style style:name="T18" style:family="text">
      <style:text-properties officeooo:rsid="0024c65f"/>
    </style:style>
    <style:style style:name="T19" style:family="text">
      <style:text-properties fo:color="#800080" loext:opacity="100%" fo:font-weight="bold" style:font-weight-asian="bold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fo:font-weight="bold" style:font-weight-asian="bold" style:font-weight-complex="bold"/>
    </style:style>
    <style:style style:name="T22" style:family="text">
      <style:text-properties fo:color="#ff0000" loext:opacity="100%" style:text-underline-style="solid" style:text-underline-width="auto" style:text-underline-color="font-color"/>
    </style:style>
    <style:style style:name="T23" style:family="text">
      <style:text-properties officeooo:rsid="0028d37a"/>
    </style:style>
    <style:style style:name="T24" style:family="text">
      <style:text-properties fo:color="#2a6099" loext:opacity="100%" fo:font-weight="bold" officeooo:rsid="0028d37a" style:font-weight-asian="bold" style:font-weight-complex="bold"/>
    </style:style>
    <style:style style:name="T25" style:family="text">
      <style:text-properties officeooo:rsid="002d03e5"/>
    </style:style>
    <style:style style:name="T26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ETHERLANDS</text:p>
      <text:p text:style-name="P6"/>
      <text:p text:style-name="P12"><text:span text:style-name="T18">Bonder</text:span> et al., 20<text:span text:style-name="T13">16</text:span>. PRJNA319574<text:span text:style-name="T1">:</text:span></text:p>
      <text:p text:style-name="P13"/>
      <text:list xml:id="list3141395776" text:style-name="WWNum1">
        <text:list-item>
          <text:p text:style-name="P24"><text:span text:style-name="T22">Reference</text:span><text:span text:style-name="T20">: Bonder, M. J., Kurilshikov, A., Tigchelaar, E. F., Mujagic, Z., Imhann, F., Vila, A. V., ... &amp; Zhernakova, A. (2016). The effect of host genetics on the gut microbiome. Nature genetics, 48(11), 1407-1412. </text:span><text:a xlink:type="simple" xlink:href="https://doi.org/10.1038/ng.3663" text:style-name="Internet_20_link" text:visited-style-name="Visited_20_Internet_20_Link">https://doi.org/10.1038/ng.3663</text:a></text:p>
        </text:list-item>
      </text:list>
      <text:p text:style-name="P7"/>
      <text:p text:style-name="P2"><text:span text:style-name="T24">Bonder</text:span><text:span text:style-name="T23">: se</text:span> utiliza<text:span text:style-name="T23">ron</text:span> <text:span text:style-name="T4">tres cohortes de población holandesas independientes</text:span>: la <text:span text:style-name="T19">cohorte LifeLines-DEEP</text:span> como <text:span text:style-name="T21">cohorte de descubrimiento</text:span>, <text:span text:style-name="T18">que</text:span> consta de <text:span text:style-name="T1">1539</text:span> <text:span text:style-name="T1">personas</text:span> de las tres provincias del norte de los Países Bajos (636 hombres y 903 mujeres, rango de edad de 18 a 84 años), la <text:span text:style-name="T19">cohorte 500 Functional Genomics</text:span> (500FG) y los <text:span text:style-name="T19">controles en la cohorte de Maastricht IBS</text:span> (MIBS-CO) como <text:span text:style-name="T21">cohortes de replicación</text:span>. Las cohortes de replicación comprenden <text:span text:style-name="T1">534 individuos de la cohorte 500FG</text:span> (del Estudio de Genómica Funcional Humana; 237 hombres y 296 mujeres, rango de edad de 18 a 75 años) y <text:span text:style-name="T1">105 controles sanos de la cohorte MIBS</text:span> (42 hombres y 63 mujeres, rango de edad de 19 a 71 años). Limitamos nuestro análisis al conjunto de individuos con datos de genotipo y microbioma de alta calidad: <text:span text:style-name="T4">984 individuos de LifeLines-DEEP, 425 individuos de 500FG y 105 controles de MIBS (MIBS-CO).</text:span></text:p>
      <text:p text:style-name="P23"/>
      <text:p text:style-name="P22"><text:span text:style-name="T23">Al final n</text:span>os quedamos con el mismo código que para Schirmer, ya que las cohortes de LifeLines-DEEP y MIBS-CO tienen los datos privados.</text:p>
      <text:p text:style-name="P7"/>
      <text:p text:style-name="P14">------------------------------------------------------------------------------------------------------------------------</text:p>
      <text:p text:style-name="P7"/>
      <text:p text:style-name="P5"><text:span text:style-name="T13">Schirmer</text:span> et al., 20<text:span text:style-name="T13">16</text:span>. PRJNA319574<text:span text:style-name="T1">:</text:span></text:p>
      <text:p text:style-name="P3"/>
      <text:list xml:id="list140431581466724" text:continue-numbering="true" text:style-name="WWNum1">
        <text:list-item>
          <text:p text:style-name="P25"><text:span text:style-name="T5">Reference</text:span>: Schirmer, M., Smeekens, S. P., Vlamakis, H., Jaeger, M., Oosting, M., Franzosa, E. A., ... &amp; Xavier, R. J. (2016). Linking the human gut microbiome to inflammatory cytokine production capacity. Cell, 167(4), 1125-1136. <text:a xlink:type="simple" xlink:href="https://doi.org/10.1016/j.cell.2016.10.020" text:style-name="Internet_20_link" text:visited-style-name="Visited_20_Internet_20_Link">https://doi.org/10.1016/j.cell.2016.10.020</text:a></text:p>
        </text:list-item>
      </text:list>
      <text:p text:style-name="P7"/>
      <text:list xml:id="list140431106912559" text:continue-numbering="true" text:style-name="WWNum1">
        <text:list-item>
          <text:p text:style-name="P26"><text:span text:style-name="T5">Description</text:span>: </text:p>
          <text:list>
            <text:list-item>
              <text:p text:style-name="P26"><text:span text:style-name="T1">Tipo Dataset</text:span>: Poblacional.</text:p>
            </text:list-item>
            <text:list-item>
              <text:p text:style-name="P26"><text:span text:style-name="T1">Estado Individuos</text:span>: <text:span text:style-name="T12">Healthy.</text:span></text:p>
            </text:list-item>
            <text:list-item>
              <text:p text:style-name="P26"><text:span text:style-name="T1">Antes Filtros</text:span>:</text:p>
              <text:list>
                <text:list-item>
                  <text:p text:style-name="P26"><text:span text:style-name="T1">N.º Muestras=Nº Individuos</text:span>: Si (<text:span text:style-name="T13">875</text:span> muestras/ <text:span text:style-name="T16">471</text:span> individuos).</text:p>
                </text:list-item>
                <text:list-item>
                  <text:p text:style-name="P26"><text:span text:style-name="T6">N.º FASTQs=N.º SampleAccessions</text:span>: Si (<text:span text:style-name="T17">471</text:span> PAIRED - <text:span text:style-name="T17">404 SINGLE</text:span>/ <text:span text:style-name="T16">471</text:span> SampleAccessions).</text:p>
                </text:list-item>
              </text:list>
            </text:list-item>
            <text:list-item>
              <text:p text:style-name="P28">Después Filtros <text:span text:style-name="T15">(</text:span><text:span text:style-name="T8">habría que filtrar</text:span><text:span text:style-name="T9"> </text:span><text:span text:style-name="T10">las muestras </text:span><text:span text:style-name="T11">SINGLE</text:span><text:span text:style-name="T9">)</text:span>:</text:p>
              <text:list>
                <text:list-item>
                  <text:p text:style-name="P27"><text:span text:style-name="T1">N.º Muestras=Nº Individuos</text:span>: Si (<text:span text:style-name="T16">471</text:span> muestras/ <text:span text:style-name="T16">471</text:span> individuos).</text:p>
                </text:list-item>
                <text:list-item>
                  <text:p text:style-name="P27"><text:span text:style-name="T6">N.º FASTQs=N.º SampleAccessions</text:span><text:span text:style-name="T1">: Si (</text:span><text:span text:style-name="T3">471</text:span><text:span text:style-name="T1"> PAIRED/ </text:span><text:span text:style-name="T3">471</text:span><text:span text:style-name="T2"> </text:span><text:span text:style-name="T1">SampleAccessions).</text:span></text:p>
                </text:list-item>
              </text:list>
            </text:list-item>
            <text:list-item>
              <text:p text:style-name="P29">Particularidades Procesado: No. </text:p>
            </text:list-item>
          </text:list>
        </text:list-item>
      </text:list>
      <text:p text:style-name="P1"/>
      <text:p text:style-name="P1"/>
      <text:p text:style-name="P19"><text:span text:style-name="T24">Schirmer</text:span><text:span text:style-name="T23">: </text:span><text:span text:style-name="T13">P</text:span>royecto 500 Functional Genomics (500FG) consta de 534 voluntarios adultos sanos muestreados entre julio de 2013 y diciembre de 2014. <text:span text:style-name="T13">Se excluyeron 45 voluntarios porque estaban bajo medicación, no eran descendientes de europeos o tenían enfermedad renal o diabetes mellitus. Por último, el filtrado de muestras con menos de 4 millones de lecturas dio como resultado un subconjunto de 471 muestras. </text:span></text:p>
      <text:p text:style-name="P20"/>
      <text:p text:style-name="P21"><text:soft-page-break/>En ENA hay <text:span text:style-name="T14">875 muestras totales, las 471 secuenciadas en paired y otras 404 que se secuenciaron en single. Por lo que he realizado un filtrado </text:span><text:span text:style-name="T17">de las SINGLE, y</text:span><text:span text:style-name="T14">a que los tienen muy pocas reads </text:span><text:span text:style-name="T17">comparadas con los PAIRED</text:span><text:span text:style-name="T14">. </text:span></text:p>
      <text:p text:style-name="P30"/>
      <text:p text:style-name="P31"><text:span text:style-name="T25">NO</text:span> HABRÍA QUE JUNTAR LOS FASTQS.<text:span text:style-name="T26"> </text:span></text:p>
      <text:p text:style-name="P1"/>
      <text:p text:style-name="P4"><text:span text:style-name="T7">Script CHECK</text:span>:</text:p>
      <text:p text:style-name="P4"/>
      <text:p text:style-name="P18">FILTRADO</text:p>
      <text:p text:style-name="P16"/>
      <text:p text:style-name="P9">Run Stats Pre-filter:</text:p>
      <text:p text:style-name="P11"/>
      <text:p text:style-name="P11">1) Number of run_accessions: 875</text:p>
      <text:p text:style-name="P11">2) Number of unique sample_accessions: 471</text:p>
      <text:p text:style-name="P11">3) Number of unique sample_aliases: 471</text:p>
      <text:p text:style-name="P11">4) Appearances per scientific_name(tax_id):</text:p>
      <text:p text:style-name="P11"><text:s text:c="15"/>unique_values <text:s/>counts</text:p>
      <text:p text:style-name="P11">human gut metagenome(408170) <text:s text:c="4"/>875</text:p>
      <text:p text:style-name="P11">5) Appearances per instrument_model(instrument_platform):</text:p>
      <text:p text:style-name="P11"><text:s text:c="16"/>unique_values <text:s/>counts</text:p>
      <text:p text:style-name="P11">Illumina HiSeq 2000(ILLUMINA) <text:s text:c="4"/>875</text:p>
      <text:p text:style-name="P11">6) Appearances per library_layout:</text:p>
      <text:p text:style-name="P11">unique_values <text:s/>counts</text:p>
      <text:p text:style-name="P11"><text:s text:c="7"/><text:span text:style-name="T7">PAIRED <text:s text:c="4"/>471</text:span></text:p>
      <text:p text:style-name="P11"><text:s text:c="7"/>SINGLE <text:s text:c="4"/>404</text:p>
      <text:p text:style-name="P11">7) Appearances per library_strategy+library_source:</text:p>
      <text:p text:style-name="P11"><text:s text:c="2"/>unique_values <text:s/>counts</text:p>
      <text:p text:style-name="P15">WGS+METAGENOMIC <text:s text:c="4"/>875</text:p>
      <text:p text:style-name="P15"/>
      <text:p text:style-name="P10">Run Stats Post-filter:</text:p>
      <text:p text:style-name="P17"/>
      <text:p text:style-name="P17">1) Number of run_accessions: 471</text:p>
      <text:p text:style-name="P17">2) Number of unique sample_accessions: 471</text:p>
      <text:p text:style-name="P17">3) Number of unique sample_aliases: 471</text:p>
      <text:p text:style-name="P17">4) Appearances per scientific_name(tax_id):</text:p>
      <text:p text:style-name="P17"><text:s text:c="15"/>unique_values <text:s/>counts</text:p>
      <text:p text:style-name="P17">human gut metagenome(408170) <text:s text:c="4"/>471</text:p>
      <text:p text:style-name="P17">5) Appearances per instrument_model(instrument_platform):</text:p>
      <text:p text:style-name="P17"><text:s text:c="16"/>unique_values <text:s/>counts</text:p>
      <text:p text:style-name="P17">Illumina HiSeq 2000(ILLUMINA) <text:s text:c="4"/>471</text:p>
      <text:p text:style-name="P17">6) Appearances per library_layout:</text:p>
      <text:p text:style-name="P17">unique_values <text:s/>counts</text:p>
      <text:p text:style-name="P17"><text:s text:c="7"/>PAIRED <text:s text:c="4"/>471</text:p>
      <text:p text:style-name="P17">7) Appearances per library_strategy+library_source:</text:p>
      <text:p text:style-name="P17"><text:s text:c="2"/>unique_values <text:s/>counts</text:p>
      <text:p text:style-name="P15">WGS+METAGENOMIC <text:s text:c="4"/>47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4:04:30.596393666</dc:date>
    <meta:editing-duration>PT5H27M17S</meta:editing-duration>
    <meta:editing-cycles>22</meta:editing-cycles>
    <meta:document-statistic meta:table-count="0" meta:image-count="0" meta:object-count="0" meta:page-count="2" meta:paragraph-count="56" meta:word-count="542" meta:character-count="4000" meta:non-whitespace-character-count="3390"/>
  </office:meta>
</office:document-meta>
</file>